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Adapter.DefaultServ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erverAdapter.genFilterDataInstance( ServletRequest request , ServletResponse response , 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Adapter.getSessionI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